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d1876"/>
    </style:style>
    <style:style style:name="P2" style:family="paragraph" style:parent-style-name="Standard" style:list-style-name="L1">
      <style:text-properties officeooo:rsid="00289984" officeooo:paragraph-rsid="00289984"/>
    </style:style>
    <style:style style:name="T1" style:family="text">
      <style:text-properties officeooo:rsid="001b1129"/>
    </style:style>
    <style:style style:name="T2" style:family="text">
      <style:text-properties officeooo:rsid="001dee65"/>
    </style:style>
    <style:style style:name="T3" style:family="text">
      <style:text-properties officeooo:rsid="001ed34e"/>
    </style:style>
    <style:style style:name="T4" style:family="text">
      <style:text-properties officeooo:rsid="00289984"/>
    </style:style>
    <style:style style:name="T5" style:family="text">
      <style:text-properties officeooo:rsid="002d504a"/>
    </style:style>
    <style:style style:name="T6" style:family="text">
      <style:text-properties officeooo:rsid="002f105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d development of a cross-platform <text:span text:style-name="T5">muntasir </text:span>email/newsletter reader, inbo.club for web, android and iOS. <text:span text:style-name="T6">This is really good for us.</text:span></text:p>
      <text:p text:style-name="Standard"><text:span text:style-name="T3">C</text:span>reated Newslettermart.com, a B2B chat‐driven <text:span text:style-name="T5">mallik</text:span> platform enabling ownership transfers of. <text:span text:style-name="T6">Ok this is from India.</text:span></text:p>
      <text:p text:style-name="Standard"/>
      <text:list text:style-name="L1">
        <text:list-item>
          <text:p text:style-name="P2">This is very important</text:p>
        </text:list-item>
        <text:list-item>
          <text:p text:style-name="P2">This is a cruel hello world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03:11:46.203327140</meta:creation-date>
    <dc:date>2026-02-09T04:36:55.155887468</dc:date>
    <meta:editing-duration>PT19M20S</meta:editing-duration>
    <meta:editing-cycles>18</meta:editing-cycles>
    <meta:generator>LibreOffice/24.2.7.2$Linux_X86_64 LibreOffice_project/420$Build-2</meta:generator>
    <meta:print-date>2026-02-09T04:36:49.831346196</meta:print-date>
    <meta:printed-by>PDF files</meta:printed-by>
    <meta:document-statistic meta:table-count="0" meta:image-count="0" meta:object-count="0" meta:page-count="1" meta:paragraph-count="4" meta:word-count="48" meta:character-count="302" meta:non-whitespace-character-count="260"/>
  </office:meta>
</office:document-meta>
</file>